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" style:parent-style-name="Silné" style:family="text">
      <style:text-properties style:font-weight-complex="bold"/>
    </style:style>
    <style:style style:name="T18" style:parent-style-name="instrukce" style:family="text">
      <style:text-properties style:use-window-font-color="true"/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P21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2/2024</text:p>
            <text:p text:style-name="Normální">KVOP-12054/2024</text:p>
            <text:p text:style-name="Normální"><text:bookmark-start text:name="Text3"/>25. 03. 2024<text:bookmark-end text:name="Text3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B. V.</text:p>
            <text:p text:style-name="Normální"/>
            <text:p text:style-name="Normální"/>
            <text:p text:style-name="Normální"/>
            <text:p text:style-name="Normální"><text:span text:style-name="T17">Doporučeně</text:span></text:p>
            <text:p text:style-name="Normální"/>
          </table:table-cell>
        </table:table-row>
      </table:table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V.,</text:p>
      <text:p text:style-name="Základnítext">dne<text:s/><text:span text:style-name="T18">19.</text:span><text:s/>3. 2024 obdržela Kancelář veřejného ochránce práv Vaši žádost o informace. Žádáte o zaslání<text:s/><text:span text:style-name="T19">aktuálního vydání sborníku Vězeňství II.</text:span></text:p>
      <text:p text:style-name="Základnítext"><text:span text:style-name="T20">Tento sborník Vám zasílám v příloze.</text:span></text:p>
      <text:p text:style-name="Základnítext">S pozdravem</text:p>
      <text:p text:style-name="Základnítext"/>
      <text:p text:style-name="Základnítext"/>
      <text:p text:style-name="P21">JUDr. Pavel Pořízek, Ph.D.</text:p>
      <text:p text:style-name="podpis">vedoucí Kanceláře veřejného ochránce práv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říloha"/>
      <text:p text:style-name="Příloha">Příloha</text:p>
      <text:p text:style-name="Normální">Sborník Vězeňství II</text:p>
      <text:p text:style-name="Normální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BO2W*</text:span>*KVOPX00EBO2W*</text:p>
        <text:p text:style-name="P12"><text:span text:style-name="T13">KVOPX00EBO2W</text:span>KVOPX00EBO2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4-04T07:06:00Z</meta:creation-date>
    <dc:date>2024-04-04T07:09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1" meta:word-count="88" meta:character-count="609" meta:row-count="4" meta:non-whitespace-character-count="522"/>
  </office:meta>
</office:document-meta>
</file>